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FilterResult.getDocI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nfo.get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nfo.PositionInfo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itionInfo.addPosition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nd.StartEnd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FilterResult.SpanFilterResult( DocIdSet docIdSet , List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d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FilterResult.get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Info.ge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FilterResult.get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FilterResult.SpanFilterResult( BitSet bits , List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d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